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c642" officeooo:paragraph-rsid="0002c642"/>
    </style:style>
    <style:style style:name="P2" style:family="paragraph" style:parent-style-name="Standard">
      <style:text-properties officeooo:rsid="000533d9" officeooo:paragraph-rsid="000533d9"/>
    </style:style>
    <style:style style:name="P3" style:family="paragraph" style:parent-style-name="Standard">
      <style:text-properties officeooo:rsid="0005d995" officeooo:paragraph-rsid="0005d995"/>
    </style:style>
    <style:style style:name="P4" style:family="paragraph" style:parent-style-name="Standard">
      <style:text-properties officeooo:rsid="0007b9c1" officeooo:paragraph-rsid="0007b9c1"/>
    </style:style>
    <style:style style:name="P5" style:family="paragraph" style:parent-style-name="Standard">
      <style:text-properties officeooo:rsid="0007d025" officeooo:paragraph-rsid="0007d025"/>
    </style:style>
    <style:style style:name="P6" style:family="paragraph" style:parent-style-name="Standard">
      <style:text-properties officeooo:rsid="0007d025" officeooo:paragraph-rsid="0009b724"/>
    </style:style>
    <style:style style:name="P7" style:family="paragraph" style:parent-style-name="Standard">
      <style:text-properties officeooo:rsid="000a9cb4" officeooo:paragraph-rsid="000a9cb4"/>
    </style:style>
    <style:style style:name="T1" style:family="text">
      <style:text-properties officeooo:rsid="0007d025"/>
    </style:style>
    <style:style style:name="T2" style:family="text">
      <style:text-properties officeooo:rsid="0009b724"/>
    </style:style>
    <style:style style:name="T3" style:family="text">
      <style:text-properties officeooo:rsid="000b5f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i</text:p>
      <text:p text:style-name="P1"/>
      <text:p text:style-name="P2"><text:span text:style-name="T2">Q</text:span>uali sono i nostri obbiettivi?</text:p>
      <text:p text:style-name="P4">Vogliamo creare un sito internet, con il compito: </text:p>
      <text:p text:style-name="P4">(per gli utenti)</text:p>
      <text:p text:style-name="P4">1)di attirare clienti per un acquario </text:p>
      <text:p text:style-name="P4">2)permettere loro di analizzarne la struttura per organizzare la propria visita </text:p>
      <text:p text:style-name="P4">3)permettere loro la registrazione sul sito </text:p>
      <text:p text:style-name="P4">4)permettere il login sul sito per effettuare/cancellare/modificare prenotazioni</text:p>
      <text:p text:style-name="P4">(per l'amministratore)</text:p>
      <text:p text:style-name="P4">5)effettuare il login </text:p>
      <text:p text:style-name="P4">6)inserire nuove notizie/eventi sul sito</text:p>
      <text:p text:style-name="P2"/>
      <text:p text:style-name="P2">Qual'è il nostro dominio di competenza?</text:p>
      <text:p text:style-name="P4">Il nostro dominio di competenza sarà probabilmente composto principalmente da </text:p>
      <text:p text:style-name="P4">-turisti</text:p>
      <text:p text:style-name="P4">-abitanti della città dove si trova la struttura</text:p>
      <text:p text:style-name="P4">-scuole di vari livelli che possono essere interessate all'ambiente marino (elementari/medie x il rispetto per l'ambiente, <text:s/>superiori/università →biologia marina/conservazione ambientale/ <text:span text:style-name="T1">veterinaria)</text:span></text:p>
      <text:p text:style-name="P5">La maggioranza del nostro pubblico richiede dunque testi di dimensione contenuta che essenzialmente rispondano alle domande:</text:p>
      <text:p text:style-name="P5">-cosa posso trovare all'acquario?</text:p>
      <text:p text:style-name="P5">-perchè mi dovrebbe interessare?</text:p>
      <text:p text:style-name="P5">-come arrivo?</text:p>
      <text:p text:style-name="P5">-quanto costa?</text:p>
      <text:p text:style-name="P5"/>
      <text:p text:style-name="P3">Quali sono le nostre priorità?</text:p>
      <text:p text:style-name="P5">Il nostro “cliente” (la prof) ci ha dato i vincoli di:</text:p>
      <text:p text:style-name="P5">-uso di tecnologie standard</text:p>
      <text:p text:style-name="P5">-presenza di una parte dinamica</text:p>
      <text:p text:style-name="P5">-il sito deve essere accessibile</text:p>
      <text:p text:style-name="P5"/>
      <text:p text:style-name="P5">La nostra utenza richiede:</text:p>
      <text:p text:style-name="P5">-le pagine presenti nel sito devono rispondere alle 6 domande base(what, where, when, who, how, why)</text:p>
      <text:p text:style-name="P7">in particolare abbiamo che:</text:p>
      <text:p text:style-name="P7">WHAT:→home(*)</text:p>
      <text:p text:style-name="P7"><text:tab/> →sale</text:p>
      <text:p text:style-name="P7">WHERE:→sede(*)</text:p>
      <text:p text:style-name="P7">WHEN:→ orario<text:span text:style-name="T3">(*)</text:span></text:p>
      <text:p text:style-name="P7">WHO:→ chi siamo(*)</text:p>
      <text:p text:style-name="P7"><text:tab/>→contatti (*)</text:p>
      <text:p text:style-name="P7">HOW:→ biglietti</text:p>
      <text:p text:style-name="P7"><text:tab/>→pagina utente</text:p>
      <text:p text:style-name="P7">WHY:→ news</text:p>
      <text:p text:style-name="P7"><text:tab/>→educazione alla protezione dell'ambiente(*)</text:p>
      <text:p text:style-name="P7">NB(*) sono pagine singole, altrimenti sono sottostrutture che probabilmente conterranno + pagine </text:p>
      <text:p text:style-name="P7"><text:tab/></text:p>
      <text:p text:style-name="P7"><text:tab/> </text:p>
      <text:p text:style-name="P5">-il sito deve ALMENO dare informazioni sui prezzi dei biglietti e sulle varie offerte, se non si occupa direttamente (come invece abbiamo già previsto) di rendere disponibile un servizio di <text:soft-page-break/>prenotazione </text:p>
      <text:p text:style-name="P5">-se valido il punto precedente, è necessaria una pagina “utente” dove il proprietario possa gestire le proprie prenotazioni e il suo account</text:p>
      <text:p text:style-name="P5"/>
      <text:p text:style-name="P5">L'amministrazione del sito richiede:</text:p>
      <text:p text:style-name="P5">-la possibilità di inserire nuove notizie/eventi</text:p>
      <text:p text:style-name="P5"/>
      <text:p text:style-name="P5">Dati i vincoli richiesti dal cliente abbiamo senza dubbio necessità, oltre che di fornire un buon contenuto <text:span text:style-name="T2">e buon markup</text:span>, di:</text:p>
      <text:p text:style-name="P5">-fornire una funzionalità di login, con tutte le funzioni collegate</text:p>
      <text:p text:style-name="P5">(identificazione/accesso, modifica nome utente, modifica password) <text:s/></text:p>
      <text:p text:style-name="P5">-fornire almeno una delle due funzionalità dinamiche (inserimento notizie da amministratore/ prenotazione)</text:p>
      <text:p text:style-name="P5">-qualora si permetta di effettuare prenotazioni deve essere anche possibile:</text:p>
      <text:p text:style-name="P5"><text:tab/>-la registrazione di un nuovo utente</text:p>
      <text:p text:style-name="P6"><text:tab/>-la gestione delle prenotazioni a partire da una <text:span text:style-name="T2">pagina utente (elimina/modifica)</text:span></text:p>
      <text:p text:style-name="P6"><text:s text:c="2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0:24:36.183000000</meta:creation-date>
    <dc:date>2016-12-04T18:26:05.224000000</dc:date>
    <meta:editing-duration>PT2H36M43S</meta:editing-duration>
    <meta:editing-cycles>5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54" meta:word-count="357" meta:character-count="2606" meta:non-whitespace-character-count="2277"/>
  </office:meta>
</office:document-meta>
</file>